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marker-start="" draw:fill="hatch" draw:fill-hatch-name="Black_20_45_20_Degrees" draw:textarea-horizontal-align="justify" draw:textarea-vertical-align="middle" draw:auto-grow-height="false" fo:min-height="0.177cm" fo:min-width="0cm"/>
    </style:style>
    <style:style style:name="gr3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4cm" fo:min-width="0.166cm"/>
    </style:style>
    <style:style style:name="gr6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62cm" fo:min-width="0.268cm"/>
    </style:style>
    <style:style style:name="gr8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stroke="dash" draw:stroke-dash="Штрих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18cm" draw:marker-start="Small_20_Arrow" draw:marker-start-width="0.227cm" draw:marker-end="Small_20_Arrow" draw:marker-end-width="0.227cm" draw:fill="none" draw:fill-color="#000000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draw:marker-start-width="0.227cm" draw:marker-end="Small_20_Arrow" draw:marker-end-width="0.227cm" draw:fill="none" draw:fill-color="#000000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2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.2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6cm" fo:min-width="0.2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3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2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0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1cm" fo:min-width="0.2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text-properties style:font-name="Bitstream Charter" fo:font-size="11pt"/>
    </style:style>
    <style:style style:name="P4" style:family="paragraph">
      <loext:graphic-properties draw:fill="none" draw:fill-color="#ffffff"/>
      <style:text-properties style:font-name="Bitstream Charter" fo:font-size="11pt" fo:font-style="italic" style:font-style-asian="italic" style:font-style-complex="italic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text-properties style:font-name="Bitstream Charter" fo:font-size="11pt" fo:font-style="italic"/>
    </style:style>
    <style:style style:name="P8" style:family="paragraph">
      <loext:graphic-properties draw:fill="none" draw:fill-color="#ffffff"/>
      <style:text-properties style:font-name="Bitstream Charter" fo:font-size="11pt" fo:font-style="italic" style:font-size-asian="15pt" style:font-size-complex="15pt"/>
    </style:style>
    <style:style style:name="P9" style:family="paragraph">
      <loext:graphic-properties draw:fill="none" draw:fill-color="#ffffff"/>
      <style:text-properties style:font-name="Bitstream Charter" fo:font-size="11pt" style:font-size-asian="12pt" style:font-size-complex="12pt"/>
    </style:style>
    <style:style style:name="P10" style:family="paragraph">
      <style:text-properties style:font-name="Bitstream Charter" fo:font-size="10pt"/>
    </style:style>
    <style:style style:name="P11" style:family="paragraph">
      <loext:graphic-properties draw:fill="none" draw:fill-color="#ffffff"/>
      <style:text-properties style:font-name="Bitstream Charter" fo:font-size="10pt" fo:font-style="italic" style:font-size-asian="14pt" style:font-style-asian="italic" style:font-size-complex="14pt" style:font-style-complex="italic"/>
    </style:style>
    <style:style style:name="P12" style:family="paragraph">
      <loext:graphic-properties draw:fill="none" draw:fill-color="#ffffff"/>
      <style:text-properties style:font-name="Bitstream Charter" fo:font-size="10pt" fo:font-style="italic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5pt" style:font-size-complex="15pt"/>
    </style:style>
    <style:style style:name="T3" style:family="text">
      <style:text-properties style:font-size-asian="12pt" style:font-size-complex="12pt"/>
    </style:style>
    <style:style style:name="T4" style:family="text">
      <style:text-properties fo:font-style="italic" style:font-size-asian="14pt" style:font-style-asian="italic" style:font-size-complex="14pt" style:font-style-complex="italic"/>
    </style:style>
    <style:style style:name="T5" style:family="text">
      <style:text-properties fo:font-style="italic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253cm" svg:y1="1.41cm" svg:x2="2.253cm" svg:y2="5.133cm">
          <text:p/>
        </draw:line>
        <draw:custom-shape draw:style-name="gr2" draw:text-style-name="P2" draw:layer="layout" svg:width="0.427cm" svg:height="0.427cm" svg:x="1.786cm" svg:y="1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27cm" svg:height="0.427cm" svg:x="2.298cm" svg:y="1.4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298cm" svg:y1="1.837cm" svg:x2="2.298cm" svg:y2="1.41cm">
          <text:p/>
        </draw:line>
        <draw:line draw:style-name="gr4" draw:text-style-name="P1" draw:layer="layout" svg:x1="2.213cm" svg:y1="1.41cm" svg:x2="2.213cm" svg:y2="1.837cm">
          <text:p/>
        </draw:line>
        <draw:frame draw:style-name="gr5" draw:text-style-name="P4" draw:layer="layout" svg:width="0.671cm" svg:height="1.164cm" svg:x="1.934cm" svg:y="0.836cm">
          <draw:text-box>
            <text:p text:style-name="P3"><text:span text:style-name="T1">z</text:span></text:p>
          </draw:text-box>
        </draw:frame>
        <draw:line draw:style-name="gr6" draw:text-style-name="P1" draw:layer="layout" svg:x1="2.213cm" svg:y1="1.837cm" svg:x2="1.786cm" svg:y2="1.837cm">
          <text:p/>
        </draw:line>
        <draw:line draw:style-name="gr6" draw:text-style-name="P1" draw:layer="layout" svg:x1="1.786cm" svg:y1="1.41cm" svg:x2="2.213cm" svg:y2="1.41cm">
          <text:p/>
        </draw:line>
        <draw:line draw:style-name="gr6" draw:text-style-name="P1" draw:layer="layout" svg:x1="2.298cm" svg:y1="1.41cm" svg:x2="2.725cm" svg:y2="1.41cm">
          <text:p/>
        </draw:line>
        <draw:line draw:style-name="gr6" draw:text-style-name="P1" draw:layer="layout" svg:x1="2.298cm" svg:y1="1.837cm" svg:x2="2.725cm" svg:y2="1.837cm">
          <text:p/>
        </draw:line>
        <draw:custom-shape draw:style-name="gr7" draw:text-style-name="P2" draw:layer="layout" svg:width="0.768cm" svg:height="0.512cm" svg:x="1.4cm" svg:y="4.7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8cm" svg:height="0.512cm" svg:x="2.338cm" svg:y="4.7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17cm" svg:height="0.171cm" svg:x="2.168cm" svg:y="5.13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4cm" svg:y1="4.792cm" svg:x2="2.168cm" svg:y2="4.792cm">
          <text:p/>
        </draw:line>
        <draw:line draw:style-name="gr6" draw:text-style-name="P1" draw:layer="layout" svg:x1="2.338cm" svg:y1="4.792cm" svg:x2="3.106cm" svg:y2="4.792cm">
          <text:p/>
        </draw:line>
        <draw:line draw:style-name="gr6" draw:text-style-name="P1" draw:layer="layout" svg:x1="2.168cm" svg:y1="4.792cm" svg:x2="2.168cm" svg:y2="5.133cm">
          <text:p/>
        </draw:line>
        <draw:line draw:style-name="gr6" draw:text-style-name="P1" draw:layer="layout" svg:x1="2.338cm" svg:y1="4.792cm" svg:x2="2.338cm" svg:y2="5.133cm">
          <text:p/>
        </draw:line>
        <draw:line draw:style-name="gr6" draw:text-style-name="P1" draw:layer="layout" svg:x1="2.168cm" svg:y1="5.133cm" svg:x2="2.339cm" svg:y2="5.133cm">
          <text:p/>
        </draw:line>
        <draw:line draw:style-name="gr9" draw:text-style-name="P1" draw:layer="layout" svg:x1="2.253cm" svg:y1="3.768cm" svg:x2="4.386cm" svg:y2="3.768cm">
          <text:p/>
        </draw:line>
        <draw:line draw:style-name="gr1" draw:text-style-name="P1" draw:layer="layout" svg:x1="2.253cm" svg:y1="3.768cm" svg:x2="3.834cm" svg:y2="1.581cm">
          <text:p/>
        </draw:line>
        <draw:custom-shape draw:style-name="gr10" draw:text-style-name="P5" draw:layer="layout" svg:width="0.171cm" svg:height="0.171cm" svg:x="3.10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6" draw:layer="layout" svg:width="0.862cm" svg:height="0.701cm" draw:transform="skewX (0.00104719755119657) rotate (-0.320616983591359) translate (2.93559653990534cm 2.82966002937816cm)" svg:viewBox="0 0 863 702" svg:d="M0 0c539 1 836 621 836 621l27 81">
          <text:p/>
        </draw:path>
        <draw:path draw:style-name="gr12" draw:text-style-name="P6" draw:layer="layout" svg:width="0.366cm" svg:height="0.505cm" draw:transform="rotate (-2.15740148839019) translate (2.56405123770475cm 4.47973383916878cm)" svg:viewBox="0 0 367 506" svg:d="M160 447c363 225 139-266 139-266 0 0-411-451-269 71">
          <text:p/>
        </draw:path>
        <draw:frame draw:style-name="gr13" draw:text-style-name="P8" draw:layer="layout" svg:width="0.779cm" svg:height="0.767cm" svg:x="1.85cm" svg:y="5.133cm">
          <draw:text-box>
            <text:p text:style-name="P7"><text:span text:style-name="T2">O</text:span></text:p>
          </draw:text-box>
        </draw:frame>
        <draw:frame draw:style-name="gr14" draw:text-style-name="P9" draw:layer="layout" svg:width="0.828cm" svg:height="0.846cm" svg:x="2.424cm" svg:y="4.024cm">
          <draw:text-box>
            <text:p text:style-name="P3"><text:span text:style-name="T3">ω</text:span></text:p>
          </draw:text-box>
        </draw:frame>
        <draw:frame draw:style-name="gr15" draw:text-style-name="P8" draw:layer="layout" svg:width="0.739cm" svg:height="0.766cm" svg:x="1.696cm" svg:y="3.342cm">
          <draw:text-box>
            <text:p text:style-name="P7"><text:span text:style-name="T2">A</text:span></text:p>
          </draw:text-box>
        </draw:frame>
        <draw:frame draw:style-name="gr16" draw:text-style-name="P8" draw:layer="layout" svg:width="0.828cm" svg:height="0.767cm" svg:x="2.68cm" svg:y="1.806cm">
          <draw:text-box>
            <text:p text:style-name="P7"><text:span text:style-name="T2">M</text:span></text:p>
          </draw:text-box>
        </draw:frame>
        <draw:frame draw:style-name="gr17" draw:text-style-name="P8" draw:layer="layout" svg:width="0.731cm" svg:height="0.767cm" svg:x="3.618cm" svg:y="1.411cm">
          <draw:text-box>
            <text:p text:style-name="P7"><text:span text:style-name="T2">B</text:span></text:p>
          </draw:text-box>
        </draw:frame>
        <draw:frame draw:style-name="gr18" draw:text-style-name="P11" draw:layer="layout" svg:width="0.642cm" svg:height="0.955cm" draw:transform="rotate (0.96342174710087) translate (2.1cm 3.055cm)">
          <draw:text-box>
            <text:p text:style-name="P10"><text:span text:style-name="T4">r</text:span></text:p>
          </draw:text-box>
        </draw:frame>
        <draw:frame draw:style-name="gr19" draw:text-style-name="P12" draw:layer="layout" svg:width="0.735cm" svg:height="0.731cm" svg:x="2.9cm" svg:y="2.969cm">
          <draw:text-box>
            <text:p text:style-name="P10"><text:span text:style-name="T5">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5:14:26.805307167</meta:creation-date>
    <dc:date>2017-06-14T10:37:22.192164002</dc:date>
    <meta:editing-duration>PT15M42S</meta:editing-duration>
    <meta:editing-cycles>5</meta:editing-cycles>
    <meta:generator>LibreOffice/5.1.6.2$Linux_X86_64 LibreOffice_project/10m0$Build-2</meta:generator>
    <meta:document-statistic meta:object-count="30"/>
  </office:meta>
</office:document-meta>
</file>